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2.1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gr5" style:family="graphic" style:parent-style-name="standard">
      <style:graphic-properties draw:stroke="dash" draw:stroke-dash="Fine_20_Dashed" svg:stroke-color="#808080" draw:fill="none" draw:textarea-horizontal-align="justify" draw:textarea-vertical-align="middle" draw:auto-grow-height="false" fo:min-height="3.15cm" fo:min-width="6.9cm"/>
    </style:style>
    <style:style style:name="gr6" style:family="graphic" style:parent-style-name="standard">
      <style:graphic-properties svg:stroke-color="#000000" draw:marker-start="Arrow" draw:marker-start-width="0.3cm" draw:fill="none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4.1cm" svg:height="2.4cm" svg:x="0.1cm" svg:y="0.1cm">
            <draw:text-box>
              <text:p text:style-name="P1"/>
              <text:p text:style-name="P1"/>
              <text:p text:style-name="P1">SAS</text:p>
            </draw:text-box>
          </draw:frame>
          <draw:frame draw:style-name="gr1" draw:text-style-name="P2" draw:layer="layout" svg:width="4.1cm" svg:height="2.4cm" svg:x="6.2cm" svg:y="0.1cm">
            <draw:text-box>
              <text:p text:style-name="P1"/>
              <text:p text:style-name="P1"/>
              <text:p text:style-name="P1">ESC</text:p>
            </draw:text-box>
          </draw:frame>
          <draw:line draw:style-name="gr2" draw:text-style-name="P3" draw:layer="layout" svg:x1="2.1cm" svg:y1="2.5cm" svg:x2="2.1cm" svg:y2="8.1cm">
            <text:p/>
          </draw:line>
          <draw:line draw:style-name="gr2" draw:text-style-name="P3" draw:layer="layout" svg:x1="8.2cm" svg:y1="2.5cm" svg:x2="8.2cm" svg:y2="8.1cm">
            <text:p/>
          </draw:line>
          <draw:line draw:style-name="gr3" draw:text-style-name="P3" draw:layer="layout" svg:x1="2.1cm" svg:y1="4.6cm" svg:x2="8.2cm" svg:y2="4.6cm">
            <text:p text:style-name="P1">Request</text:p>
            <text:p text:style-name="P1"/>
          </draw:line>
          <draw:line draw:style-name="gr4" draw:text-style-name="P1" draw:layer="layout" svg:x1="2.1cm" svg:y1="6.7cm" svg:x2="8.2cm" svg:y2="6.7cm">
            <text:p text:style-name="P1">Response</text:p>
            <text:p text:style-name="P1"/>
          </draw:line>
          <draw:custom-shape draw:style-name="gr5" draw:text-style-name="P3" draw:layer="layout" svg:width="7.4cm" svg:height="3.4cm" svg:x="1.5cm" svg:y="3.7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frame draw:style-name="gr1" draw:text-style-name="P2" draw:layer="layout" svg:width="4.1cm" svg:height="2.4cm" svg:x="0.1cm" svg:y="0.1cm">
            <draw:text-box>
              <text:p text:style-name="P1"/>
              <text:p text:style-name="P1"/>
              <text:p text:style-name="P1">ESC</text:p>
            </draw:text-box>
          </draw:frame>
          <draw:frame draw:style-name="gr1" draw:text-style-name="P2" draw:layer="layout" svg:width="4.1cm" svg:height="2.4cm" svg:x="6.2cm" svg:y="0.1cm">
            <draw:text-box>
              <text:p text:style-name="P1"/>
              <text:p text:style-name="P1"/>
              <text:p text:style-name="P1">SAS</text:p>
            </draw:text-box>
          </draw:frame>
          <draw:line draw:style-name="gr2" draw:text-style-name="P3" draw:layer="layout" svg:x1="2.1cm" svg:y1="2.5cm" svg:x2="2.1cm" svg:y2="8.1cm">
            <text:p/>
          </draw:line>
          <draw:line draw:style-name="gr2" draw:text-style-name="P3" draw:layer="layout" svg:x1="8.2cm" svg:y1="2.5cm" svg:x2="8.2cm" svg:y2="8.1cm">
            <text:p/>
          </draw:line>
          <draw:line draw:style-name="gr3" draw:text-style-name="P3" draw:layer="layout" svg:x1="2.1cm" svg:y1="4.6cm" svg:x2="8.2cm" svg:y2="4.6cm">
            <text:p text:style-name="P1">Indication</text:p>
            <text:p text:style-name="P1"/>
          </draw:line>
          <draw:line draw:style-name="gr6" draw:text-style-name="P3" draw:layer="layout" svg:x1="2.1cm" svg:y1="6.7cm" svg:x2="8.2cm" svg:y2="6.7cm">
            <text:p text:style-name="P1">Confirmation</text:p>
            <text:p text:style-name="P1"/>
          </draw:line>
          <draw:custom-shape draw:style-name="gr5" draw:text-style-name="P3" draw:layer="layout" svg:width="7.4cm" svg:height="3.4cm" svg:x="1.5cm" svg:y="3.7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1:16:28.124154257</meta:creation-date>
    <dc:date>2017-11-06T14:24:45.254568147</dc:date>
    <meta:editing-duration>PT17M45S</meta:editing-duration>
    <meta:editing-cycles>5</meta:editing-cycles>
    <meta:generator>LibreOffice/5.4.0.3$MacOSX_X86_64 LibreOffice_project/7556cbc6811c9d992f4064ab9287069087d7f62c</meta:generator>
    <meta:document-statistic meta:object-count="16"/>
  </office:meta>
</office:document-meta>
</file>